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font-name="Times New Roman" style:font-name-asian="Times New Roman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ODO Hippo Site Toolkit Docathon October 2008</text:h>
      <text:h text:style-name="Heading_20_2" text:outline-level="2">Write</text:h>
      <text:p text:style-name="Text_20_body">Tutorials <text:span text:style-name="T1">→</text:span> Search</text:p>
      <text:p text:style-name="Text_20_body">Reference <text:span text:style-name="T1">→</text:span> Modules</text:p>
      <text:h text:style-name="Heading_20_2" text:outline-level="2">Review/rewrite/update</text:h>
      <text:p text:style-name="Text_20_body">Quick start (review, test, update)</text:p>
      <text:p text:style-name="Text_20_body">Tutorials <text:span text:style-name="T1">→</text:span> Start a project (test archetype with latest HST2 release, update if necessary)</text:p>
      <text:p text:style-name="Text_20_body">Tutorials <text:span text:style-name="T1">→</text:span> Facebook (test, update if necessary)</text:p>
      <text:p text:style-name="Text_20_body">Reference <text:span text:style-name="T1">→</text:span> Concepts (review)</text:p>
      <text:p text:style-name="Text_20_body">Reference <text:span text:style-name="T1">→</text:span> Configuration (review)</text:p>
      <text:p text:style-name="Text_20_body">Reference <text:span text:style-name="T1">→</text:span> Configuration <text:span text:style-name="T1">→</text:span> Repository (rewrite text, update screenshots, flash movie??)</text:p>
      <text:p text:style-name="Text_20_body">Reference <text:span text:style-name="T1">→</text:span> Filters (review)</text:p>
      <text:p text:style-name="Text_20_body">Reference <text:span text:style-name="T1">→</text:span> JSP Taglib (review, still up to date?)</text:p>
      <text:p text:style-name="Text_20_body">Reference <text:span text:style-name="T1">→</text:span> Expression Language (review, add examples)</text:p>
      <text:p text:style-name="Text_20_body">Reference <text:span text:style-name="T1">→</text:span> URL Mapping (review, add examples?)</text:p>
      <text:p text:style-name="Text_20_body">Reference <text:span text:style-name="T1">→</text:span> Binaries (review)</text:p>
      <text:h text:style-name="Heading_20_2" text:outline-level="2">Misc</text:h>
      <text:p text:style-name="Text_20_body">Check for broken links/images</text:p>
      <text:p text:style-name="Text_20_body">Check all text for consistent style, language errors, typos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Niels Kampenhout</meta:initial-creator>
    <meta:creation-date>2008-10-13T15:37:38</meta:creation-date>
    <dc:creator>Niels Kampenhout</dc:creator>
    <dc:date>2008-10-13T15:43:40</dc:date>
    <meta:editing-cycles>7</meta:editing-cycles>
    <meta:editing-duration>PT6M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9" meta:word-count="96" meta:character-count="737"/>
  </office:meta>
</office:document-meta>
</file>